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182304" officeooo:paragraph-rsid="00182304" style:font-weight-asian="bold" style:font-weight-complex="bold"/>
    </style:style>
    <style:style style:name="P2" style:family="paragraph" style:parent-style-name="Standard">
      <style:text-properties fo:font-weight="bold" officeooo:rsid="00182304" officeooo:paragraph-rsid="001b8333" style:font-weight-asian="bold" style:font-weight-complex="bold"/>
    </style:style>
    <style:style style:name="P3" style:family="paragraph" style:parent-style-name="Standard">
      <style:text-properties fo:font-weight="bold" officeooo:rsid="0018770d" officeooo:paragraph-rsid="001b8333" style:font-weight-asian="bold" style:font-weight-complex="bold"/>
    </style:style>
    <style:style style:name="P4" style:family="paragraph" style:parent-style-name="Standard">
      <style:text-properties fo:font-weight="bold" officeooo:rsid="001b8333" officeooo:paragraph-rsid="001b833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82304" officeooo:paragraph-rsid="00182304" style:font-weight-asian="bold" style:font-weight-complex="bold"/>
    </style:style>
    <style:style style:name="P6" style:family="paragraph" style:parent-style-name="Standard">
      <style:text-properties fo:font-weight="normal" officeooo:rsid="0018770d" officeooo:paragraph-rsid="0018770d" style:font-weight-asian="normal" style:font-weight-complex="normal"/>
    </style:style>
    <style:style style:name="P7" style:family="paragraph" style:parent-style-name="Standard">
      <style:text-properties fo:font-weight="normal" officeooo:rsid="0018770d" officeooo:paragraph-rsid="001b8333" style:font-weight-asian="normal" style:font-weight-complex="normal"/>
    </style:style>
    <style:style style:name="P8" style:family="paragraph" style:parent-style-name="Standard">
      <style:text-properties fo:font-weight="normal" officeooo:rsid="001a349a" officeooo:paragraph-rsid="001a349a" style:font-weight-asian="normal" style:font-weight-complex="normal"/>
    </style:style>
    <style:style style:name="P9" style:family="paragraph" style:parent-style-name="Standard">
      <style:text-properties fo:font-weight="normal" officeooo:rsid="001bbb72" officeooo:paragraph-rsid="001bbb72" style:font-weight-asian="normal" style:font-weight-complex="normal"/>
    </style:style>
    <style:style style:name="P10" style:family="paragraph" style:parent-style-name="Standard">
      <style:text-properties officeooo:rsid="001b596e" officeooo:paragraph-rsid="0018770d"/>
    </style:style>
    <style:style style:name="P11" style:family="paragraph" style:parent-style-name="Standard">
      <style:text-properties officeooo:rsid="001b596e" officeooo:paragraph-rsid="001b8333"/>
    </style:style>
    <style:style style:name="P12" style:family="paragraph" style:parent-style-name="Standard">
      <style:text-properties officeooo:rsid="001b8333" officeooo:paragraph-rsid="001b8333"/>
    </style:style>
    <style:style style:name="P13" style:family="paragraph" style:parent-style-name="Standard">
      <style:text-properties officeooo:rsid="001bbb72" officeooo:paragraph-rsid="001bbb72"/>
    </style:style>
    <style:style style:name="P14" style:family="paragraph" style:parent-style-name="Standard">
      <style:text-properties style:text-underline-style="none" fo:font-weight="bold" officeooo:rsid="001bbb72" officeooo:paragraph-rsid="001bbb72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01bbb72" officeooo:paragraph-rsid="001bbb72" style:font-weight-asian="normal" style:font-weight-complex="normal"/>
    </style:style>
    <style:style style:name="P16" style:family="paragraph" style:parent-style-name="Standard">
      <style:text-properties officeooo:rsid="00241e61" officeooo:paragraph-rsid="00241e61"/>
    </style:style>
    <style:style style:name="P17" style:family="paragraph" style:parent-style-name="Standard">
      <style:text-properties officeooo:rsid="0027c203" officeooo:paragraph-rsid="0027c203"/>
    </style:style>
    <style:style style:name="T1" style:family="text">
      <style:text-properties officeooo:rsid="001a349a"/>
    </style:style>
    <style:style style:name="T2" style:family="text">
      <style:text-properties officeooo:rsid="001b596e"/>
    </style:style>
    <style:style style:name="T3" style:family="text">
      <style:text-properties officeooo:rsid="0025d413"/>
    </style:style>
    <style:style style:name="T4" style:family="text">
      <style:text-properties officeooo:rsid="0028ca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ings that are out of kilter in the emulator/tiny kernel with the hardware/kernel.</text:p>
      <text:p text:style-name="P5"/>
      <text:p text:style-name="P14">Modify the Kernal for information</text:p>
      <text:p text:style-name="P14"/>
      <text:p text:style-name="P15">Display the MMU table after it has been set up in the Kernal. <text:span text:style-name="T4">Display Flash vs RAM.</text:span></text:p>
      <text:p text:style-name="P15"/>
      <text:p text:style-name="P3">BASIC is in the wrong place.</text:p>
      <text:p text:style-name="P3"/>
      <text:p text:style-name="P7">Move BASIC to slot <text:span text:style-name="T1">2,3,4 in Flash adjusting all the BASIC load addresses throughout </text:span><text:span text:style-name="T2">(common.make)</text:span></text:p>
      <text:p text:style-name="P2"/>
      <text:p text:style-name="P11">Modify the setup address in the Tiny Kernel (should happen automatically)</text:p>
      <text:p text:style-name="P11"/>
      <text:p text:style-name="P13">Check this works in RAM/Flash.</text:p>
      <text:p text:style-name="P13"/>
      <text:p text:style-name="P1">There is no option for RAM vs Flash boot.</text:p>
      <text:p text:style-name="P1"/>
      <text:p text:style-name="P6">Add a flag “ram” which boots from RAM starting in page $3F – the default is to boot from Flash at $7F. Copy the TinyKernel to pages $3F and pages $7F at start up – the default value of slot 7 is what determines Flash vs RAM.</text:p>
      <text:p text:style-name="P6"/>
      <text:p text:style-name="P8"><text:span text:style-name="T2">The Tiny Kernel </text:span>should not touch 7 at all.</text:p>
      <text:p text:style-name="P8"/>
      <text:p text:style-name="P9">Check this new Kernel dual boots.</text:p>
      <text:p text:style-name="P9"/>
      <text:p text:style-name="P4">Shift from 8042 PS/2 to Stefany FIFO PS/2 <text:span text:style-name="T3">hardware.</text:span></text:p>
      <text:p text:style-name="P10"/>
      <text:p text:style-name="P12">Leave the old code in the emulator, and the kernel, but do not call it.</text:p>
      <text:p text:style-name="P12"/>
      <text:p text:style-name="P17">Put the Kernel in loop-echo mode and write Makefile changes to run it directly (e.g. upload and run) for both Flash and RAM.</text:p>
      <text:p text:style-name="P12"/>
      <text:p text:style-name="P16">Change the Kernal so it is no longer interrupt driven, but reads and displays the PS/2 stream directly.</text:p>
      <text:p text:style-name="P16"/>
      <text:p text:style-name="P16">Reprogram the FPGA with the updated kernal and check this works.</text:p>
      <text:p text:style-name="P16"/>
      <text:p text:style-name="P16">Switch to the new PS/2 and rewrite the code ; get this stream displayed.</text:p>
      <text:p text:style-name="P16"/>
      <text:p text:style-name="P16">Fix the Kernel back so the interrupts work again and display the interrupt stream.</text:p>
      <text:p text:style-name="P16"/>
      <text:p text:style-name="P16">Get this working on the emulator (should be same interrupt).</text:p>
      <text:p text:style-name="P16"/>
      <text:p text:style-name="P16">Fix up for any PS/2 scan code changes, same in Emulator, fix the Scancodes so things no work again, hopefully, including Ctrl+C, Shift, Ctrol etc and the faux Joystick.</text:p>
      <text:p text:style-name="P16"/>
      <text:p text:style-name="P16">Check this works in both hardware and emulator.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03:39:00.617932290</meta:creation-date>
    <dc:date>2022-12-11T03:53:18.570620696</dc:date>
    <meta:editing-duration>PT14M11S</meta:editing-duration>
    <meta:editing-cycles>12</meta:editing-cycles>
    <meta:generator>LibreOffice/7.4.3.2$Linux_X86_64 LibreOffice_project/40$Build-2</meta:generator>
    <meta:document-statistic meta:table-count="0" meta:image-count="0" meta:object-count="0" meta:page-count="1" meta:paragraph-count="21" meta:word-count="292" meta:character-count="1609" meta:non-whitespace-character-count="1336"/>
  </office:meta>
</office:document-meta>
</file>